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elle1" style:family="table">
      <style:table-properties style:width="15.981cm" fo:margin-left="-0.191cm" fo:margin-top="0cm" fo:margin-bottom="0cm" table:align="left" style:writing-mode="lr-tb"/>
    </style:style>
    <style:style style:name="Tabelle1.A" style:family="table-column">
      <style:table-column-properties style:column-width="7.99cm"/>
    </style:style>
    <style:style style:name="Tabelle1.B" style:family="table-column">
      <style:table-column-properties style:column-width="7.98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182cm" fo:padding-right="0.191cm" fo:padding-top="0cm" fo:padding-bottom="0cm" fo:border="0.018cm solid #00000a">
        <style:background-image/>
      </style:table-cell-properties>
    </style:style>
    <style:style style:name="Tabelle1.A2" style:family="table-cell">
      <style:table-cell-properties fo:background-color="#ffffff" fo:padding-left="0.182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 style:list-style-name="WWNum1">
      <style:paragraph-properties fo:margin-top="0cm" fo:margin-bottom="0.279cm" fo:line-height="108%"/>
    </style:style>
    <style:style style:name="P2" style:family="paragraph" style:parent-style-name="Standard" style:master-page-name="Standard">
      <style:paragraph-properties fo:margin-top="0cm" fo:margin-bottom="0.279cm" fo:line-height="108%" style:page-number="auto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 fo:text-align="center" style:justify-single-word="false"/>
    </style:style>
    <style:style style:name="P6" style:family="paragraph" style:parent-style-name="Standard">
      <style:paragraph-properties fo:margin-top="0cm" fo:margin-bottom="0.282cm" fo:line-height="108%"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ieler 1</text:span></text:p>
      <text:list xml:id="list4007233233054803167" text:style-name="WWNum1">
        <text:list-item>
          <text:p text:style-name="P1">öffnet die App</text:p>
        </text:list-item>
        <text:list-item>
          <text:p text:style-name="P1">Wählt 'Spiel starten'</text:p>
          <text:list>
            <text:list-item>
              <text:p text:style-name="P1">Gibt Maximalanzahl an Spielern an → Spiel wird erstellt <text:s/>→ sobald alle Spieler beigetreten sind werden die Karten verteilt → sobald alle Spieler bereit sind beginnt das Spiel </text:p>
              <text:list>
                <text:list-header>
                  <text:p text:style-name="P1">oder...</text:p>
                </text:list-header>
              </text:list>
            </text:list-item>
            <text:list-item>
              <text:p text:style-name="P1">wartet, bis alle Spieler beigetreten sind und wählt dann Spiel starten → Spiel wird erstellt → usw.</text:p>
            </text:list-item>
          </text:list>
        </text:list-item>
        <text:list-item>
          <text:p text:style-name="P1">teilbarer Link wird erstellt (optional)<text:line-break/><text:line-break/><text:span text:style-name="T1">Spieler 2</text:span></text:p>
        </text:list-item>
        <text:list-item>
          <text:p text:style-name="P1"><text:span text:style-name="T2">öffnet die App</text:span></text:p>
        </text:list-item>
        <text:list-item>
          <text:p text:style-name="P1"><text:span text:style-name="T2">Wählt 'Spiel beitreten'</text:span></text:p>
        </text:list-item>
        <text:list-item>
          <text:p text:style-name="P1"><text:span text:style-name="T2">Wählt das Spiel von </text:span><text:span text:style-name="T3">Spieler 1 </text:span><text:span text:style-name="T4"><text:line-break/><text:line-break/></text:span><text:span text:style-name="T5">Alle Spieler</text:span></text:p>
        </text:list-item>
        <text:list-item>
          <text:p text:style-name="P1"><text:span text:style-name="T4">Spiel startet</text:span></text:p>
        </text:list-item>
        <text:list-item>
          <text:p text:style-name="P1"><text:span text:style-name="T4">eigene Identität mit Regelerläuterung wird angezeigt</text:span></text:p>
        </text:list-item>
        <text:list-item>
          <text:p text:style-name="P1"><text:span text:style-name="T4">Spielerübersicht wird angezeigt</text:span></text:p>
        </text:list-item>
        <text:list-item>
          <text:p text:style-name="P1"><text:span text:style-name="T4">Spielleiter startet Nachtphase</text:span></text:p>
        </text:list-item>
        <text:list-item>
          <text:p text:style-name="P1"><text:span text:style-name="T4">Nachtphase wird durchlaufen (Spielleiter sieht Reihenfolge)</text:span></text:p>
        </text:list-item>
        <text:list-item>
          <text:p text:style-name="P1"><text:span text:style-name="T4">einzelne Rollen werden nacheinander aufgerufen</text:span></text:p>
        </text:list-item>
        <text:list-item>
          <text:p text:style-name="P1"><text:span text:style-name="T4">evtl. Möglichkeit zum Vermerken der Auswahl für den Spielleiter</text:span></text:p>
        </text:list-item>
        <text:list-item>
          <text:p text:style-name="P1"><text:span text:style-name="T4">Spielleiter gibt gewonnene Informationen digital frei (optional)</text:span></text:p>
        </text:list-item>
        <text:list-item>
          <text:p text:style-name="P1"><text:span text:style-name="T4">Spielleiter beendet Nachtphase – Tagphase beginnt</text:span></text:p>
        </text:list-item>
        <text:list-item>
          <text:p text:style-name="P1"><text:bookmark text:name="__DdeLink__76_548589489"/><text:span text:style-name="T4">Getötete Spieler werden verkündet und angezeigt (evtl. mit Rolle/Fraktion)</text:span></text:p>
        </text:list-item>
        <text:list-item>
          <text:p text:style-name="P1"><text:span text:style-name="T4">tägliche Diskussion beginnt</text:span></text:p>
        </text:list-item>
        <text:list-item>
          <text:p text:style-name="P1"><text:span text:style-name="T4">Abstimmung erfolgt via App</text:span></text:p>
        </text:list-item>
        <text:list-item>
          <text:p text:style-name="P1"><text:span text:style-name="T4">Getötete Spieler werden verkündet und angezeigt (evtl. mit Rolle/Fraktion)</text:span></text:p>
        </text:list-item>
      </text:list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<text:span text:style-name="T5">Idee</text:span></text:p>
          </table:table-cell>
          <table:table-cell table:style-name="Tabelle1.A1" office:value-type="string">
            <text:p text:style-name="P5"><text:span text:style-name="T5">Umsetzungs</text:span></text:p>
          </table:table-cell>
        </table:table-row>
        <table:table-row table:style-name="Tabelle1.1">
          <table:table-cell table:style-name="Tabelle1.A2" office:value-type="string">
            <text:p text:style-name="P4">Mit anderen Spielern zusammen spielen </text:p>
            <text:p text:style-name="P4">- einer erstellt das Spiel, andere treten bei (max. Spielerzahl festlegen)</text:p>
          </table:table-cell>
          <table:table-cell table:style-name="Tabelle1.A2" office:value-type="string">
            <text:p text:style-name="P4">Verbindung via WLAN -&gt; Server nötig, ID für eine Spielgruppe</text:p>
          </table:table-cell>
        </table:table-row>
        <table:table-row table:style-name="Tabelle1.1">
          <table:table-cell table:style-name="Tabelle1.A1" office:value-type="string">
            <text:p text:style-name="P4">Einfache Bedienung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Regeln</text:p>
            <text:p text:style-name="P4">- anzeigbar in Form von Text für jede Rolle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Karten<text:line-break/>- jeder Mitspieler erhält eine Karte<text:line-break/>- Erklärung der eigenen Rolle<text:line-break/>- Anpassen der Rollenverteilung auf Anzahl von Spielern</text:p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Kommunikation<text:line-break/>- Auswahl eines „Opfers“<text:line-break/>- über Verdächtige unbemerkt austauschen <text:line-break/>- Notizen schreiben und für andere zugänglich machen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Unterstützung des Spielleiters durch App</text:p>
            <text:p text:style-name="P4">- graphische Darstellung der Spielern</text:p>
            <text:p text:style-name="P4">- nächtliche Reihenfolge der Rollen wird angezeigt</text:p>
            <text:p text:style-name="P4">- hat Kontrolle über Tag-/Nachtphase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4">Einstellungen in der App</text:p>
            <text:p text:style-name="P4">- Eigenen Namen festlegen</text:p>
            <text:p text:style-name="P4">- evtl. eigene Karten hinzufügen</text:p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2" office:value-type="string">
            <text:p text:style-name="P4">Tagphase</text:p>
            <text:p text:style-name="P4">- Nominierung und Abstimmung über App</text:p>
            <text:p text:style-name="P4">- zeitliche Begrenzung der Phase</text:p>
          </table:table-cell>
          <table:table-cell table:style-name="Tabelle1.A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FreeSans" svg:font-family="FreeSans" style:font-family-generic="swiss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8%" fo:text-align="start" style:justify-single-word="false" fo:orphans="2" fo:widows="2" fo:hyphenation-ladder-count="no-limit" style:writing-mode="lr-tb"/>
      <style:text-properties fo:color="#00000a" style:font-name="Calibri" fo:font-size="11pt" fo:language="de" fo:country="D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Text_20_Body" style:display-name="Text Body" style:family="paragraph" style:parent-style-name="Standard" style:default-outline-level="" style:list-style-name="">
      <style:paragraph-properties fo:margin-top="0cm" fo:margin-bottom="0.247cm" fo:line-height="120%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282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Bullets" style:family="text">
      <style:text-properties style:font-name="OpenSymbol" style:font-name-asian="OpenSymbol2"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5T15:40:00</meta:creation-date>
    <meta:initial-creator>Alex Koch</meta:initial-creator>
    <dc:language>en-US</dc:language>
    <dc:date>2016-04-18T10:42:06.88</dc:date>
    <meta:editing-cycles>2</meta:editing-cycles>
    <meta:editing-duration>P0D</meta:editing-duration>
    <meta:generator>OpenOffice/4.1.1$Win32 OpenOffice.org_project/411m6$Build-9775</meta:generator>
    <meta:document-statistic meta:table-count="1" meta:image-count="0" meta:object-count="0" meta:page-count="2" meta:paragraph-count="43" meta:word-count="294" meta:character-count="1922"/>
    <meta:template xlink:type="simple" xlink:actuate="onRequest" xlink:title="Normal.dotm" xlink:href=""/>
  </office:meta>
</office:document-meta>
</file>